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fo:font-weight="bold" officeooo:rsid="00064d6b" officeooo:paragraph-rsid="00064d6b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064d6b" officeooo:paragraph-rsid="00064d6b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6ced9" officeooo:paragraph-rsid="0006ced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officeooo:rsid="00064d6b" officeooo:paragraph-rsid="00064d6b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officeooo:rsid="0008be10" officeooo:paragraph-rsid="0009f558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9716" officeooo:paragraph-rsid="0006ced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be10" officeooo:paragraph-rsid="0009f55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d2326" officeooo:paragraph-rsid="000d232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9f558" officeooo:paragraph-rsid="0009f558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9f558" officeooo:paragraph-rsid="0009f55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a09b0" officeooo:paragraph-rsid="000e378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a09b0" officeooo:paragraph-rsid="000a09b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a404c" officeooo:paragraph-rsid="000a404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bb924" officeooo:paragraph-rsid="000bb92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bb924" officeooo:paragraph-rsid="000c499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c4993" officeooo:paragraph-rsid="000c499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d2326" officeooo:paragraph-rsid="000d232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12e7b8" officeooo:paragraph-rsid="0012e7b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ced9" style:font-style-asian="italic" style:font-style-complex="italic"/>
    </style:style>
    <style:style style:name="T3" style:family="text">
      <style:text-properties fo:font-style="italic" style:text-underline-style="none" officeooo:rsid="00079716" style:font-style-asian="italic" style:font-style-complex="italic"/>
    </style:style>
    <style:style style:name="T4" style:family="text">
      <style:text-properties officeooo:rsid="0006ced9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79716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c4993"/>
    </style:style>
    <style:style style:name="T10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1" style:family="text">
      <style:text-properties officeooo:rsid="000bb924"/>
    </style:style>
    <style:style style:name="T12" style:family="text">
      <style:text-properties officeooo:rsid="000c4993"/>
    </style:style>
    <style:style style:name="T13" style:family="text">
      <style:text-properties officeooo:rsid="000d2326"/>
    </style:style>
    <style:style style:name="T14" style:family="text">
      <style:text-properties officeooo:rsid="000e3780"/>
    </style:style>
    <style:style style:name="T15" style:family="text">
      <style:text-properties officeooo:rsid="000e8c1e"/>
    </style:style>
    <style:style style:name="T16" style:family="text">
      <style:text-properties officeooo:rsid="000fee2d"/>
    </style:style>
    <style:style style:name="T17" style:family="text">
      <style:text-properties officeooo:rsid="00110e2f"/>
    </style:style>
    <style:style style:name="T18" style:family="text">
      <style:text-properties officeooo:rsid="0012e7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N <text:s/>DE LA PÁGINA WEB</text:p>
      <text:p text:style-name="P1"/>
      <text:p text:style-name="P4">Estructura del Programa</text:p>
      <text:p text:style-name="P4"/>
      <text:p text:style-name="P2">Hemos estructurado la página web en varios archivos, “<text:span text:style-name="T1">cubestore.sql</text:span>” que contiene la base de datos, <text:s/>“cubestore.dia” que contiene el diagrama ER y la normalización de la base de datos. Por otro lado también tenemos una carpeta <text:span text:style-name="T1">“res” </text:span>con recursos gráficos que necesitamos en local. <text:span text:style-name="T4">Y por último disponemos de un archivo </text:span><text:span text:style-name="T2">“Cubestore.php” </text:span><text:span text:style-name="T4">en el que tenemos la llamada a las funciones php y la maquetación a dos columnas de la página web.</text:span></text:p>
      <text:p text:style-name="P3">Así como la hoja de estilos “estiloCubestore.css”, y por último el archivo “<text:span text:style-name="T1">funciones.php</text:span>” <text:span text:style-name="T5">en el que </text:span><text:span text:style-name="T6">se dispone la lógica de nuestra página web, con consultas usando mysqli. Para las consultas con PDO tenemos el archivo “</text:span><text:span text:style-name="T3">funcionesPDO.php</text:span><text:span text:style-name="T6">” que es como el anterior pero con PDO.</text:span></text:p>
      <text:p text:style-name="P6"/>
      <text:p text:style-name="P5"><text:span text:style-name="T6">N</text:span><text:span text:style-name="T5">OTA: </text:span><text:span text:style-name="T7">solo esta linqueado un archivo funciones. Para probar el otro hay que cambiarlo en la ruta de datos del archivo “CubeStore.php”.</text:span></text:p>
      <text:p text:style-name="P7"/>
      <text:p text:style-name="P9">Funciones Usadas:</text:p>
      <text:p text:style-name="P9"/>
      <text:list xml:id="list6668086786834699637" text:style-name="L1">
        <text:list-item>
          <text:p text:style-name="P10"><text:span text:style-name="T8">compruebaLongMax($cadena, $tamMax):</text:span> Se le pasa una cadena y un tamaño, devuelve si la cadena es menor que tam. <text:span text:style-name="T14">Se utilizan para comprobar la validez de los registros de los usuarios, como la longitud del nombre, apellidos, etc.</text:span></text:p>
          <text:p text:style-name="P10"/>
        </text:list-item>
        <text:list-item>
          <text:p text:style-name="P11"><text:span text:style-name="T10">compruebaLongMin($cadena, $tamMin):</text:span> Se le pasa una cadena y un tamaño, devuelve si la cadena es mayor que tam. <text:span text:style-name="T14">Se utilizan para comprobar la validez de los registros de los usuarios, como la longitud del nombre, apellidos, etc.</text:span></text:p>
          <text:p text:style-name="P11"/>
        </text:list-item>
        <text:list-item>
          <text:p text:style-name="P12"><text:span text:style-name="T8">compruebaCuenta($cuenta): </text:span>Comprueba si una cuenta cumple el formato.</text:p>
          <text:p text:style-name="P12"/>
        </text:list-item>
        <text:list-item>
          <text:p text:style-name="P12"><text:span text:style-name="T8">compruebaForm($nombre, $apellidos, $email, $numTarjeta):</text:span> Comprueba la validez del los atributos pasados <text:span text:style-name="T17">al formulario para el registro</text:span>.</text:p>
          <text:p text:style-name="P12"/>
        </text:list-item>
        <text:list-item>
          <text:p text:style-name="P12"><text:span text:style-name="T8">annadeCategorias():</text:span> Añade las categorías <text:span text:style-name="T15">de los productos</text:span> al dom.</text:p>
          <text:p text:style-name="P12"/>
        </text:list-item>
        <text:list-item>
          <text:p text:style-name="P12"><text:span text:style-name="T8">muestraProductosCategoria():</text:span> Selec<text:span text:style-name="T16">c</text:span>ionada una categor<text:span text:style-name="T16">í</text:span>a, mostramos todos los productos asociados a ella en el div contenido.</text:p>
          <text:p text:style-name="P12"/>
        </text:list-item>
        <text:list-item>
          <text:p text:style-name="P12"><text:span text:style-name="T8">muestraProductoFormatoCategoria($modeloP, $conexion, $i):</text:span> Muestra la información de un producto de una categoría.</text:p>
          <text:p text:style-name="P12"/>
        </text:list-item>
        <text:list-item>
          <text:p text:style-name="P12"><text:span text:style-name="T8">marcaDeseado($conexion, $modelo): </text:span>Con esta función lo que hacemos es usar js, para marcar si un producto esta en la lista de deseados.</text:p>
          <text:p text:style-name="P12"/>
        </text:list-item>
        <text:list-item>
          <text:p text:style-name="P12"><text:span text:style-name="T8">marcaDesmarcaDeseado($conexion):</text:span> Marca y desmarca para los productos cuando le das a la categoria.</text:p>
          <text:p text:style-name="P12"/>
        </text:list-item>
        <text:list-item>
          <text:p text:style-name="P12"><text:span text:style-name="T8">producto():</text:span> Vamos a mostrar la información de un producto en pantalla. También vamos a meter unos controles para cambiar de imagen, insertando código js, para poder visualizar cuales son deseados y poder marcarlos y desmarcarlos, así como añadirlos al carrito.</text:p>
          <text:p text:style-name="P12"/>
        </text:list-item>
        <text:list-item>
          <text:p text:style-name="P12"><text:span text:style-name="T8">AnadeCantidadAlPedido():</text:span> Esta función sirve para mandar la cantidad deseada a insertar en el pedido.</text:p>
        </text:list-item>
        <text:list-item>
          <text:p text:style-name="P13"><text:soft-page-break/><text:span text:style-name="T8">anadeStock($stock):</text:span> Va ha introducir el la lista desplegable cuantas unidades hay disponibles.</text:p>
          <text:p text:style-name="P13"/>
        </text:list-item>
        <text:list-item>
          <text:p text:style-name="P13"><text:span text:style-name="T8">login(): </text:span>Función que controla el login, mira si alguien se quiere log<text:span text:style-name="T16">u</text:span>ear, o está ya logueado tanto para cliente como para el admin. </text:p>
          <text:p text:style-name="P13"/>
        </text:list-item>
        <text:list-item>
          <text:p text:style-name="P13"><text:span text:style-name="T8">Registro():</text:span> Función que sirve para el registro <text:span text:style-name="T11">tanto para cliente como para el admin.</text:span></text:p>
          <text:p text:style-name="P13"/>
        </text:list-item>
        <text:list-item>
          <text:p text:style-name="P14"><text:span text:style-name="T8">FormRegistro():</text:span> Es el formulario a rellenar para registrarse como cliente.</text:p>
          <text:p text:style-name="P14"/>
        </text:list-item>
        <text:list-item>
          <text:p text:style-name="P14"><text:span text:style-name="T8">insertaLinea($conexion, $modelo):</text:span> Con esta función vamos ha insertar líneas en el pedido. Si no hay un pedido que no este comprado lo creamos. Cuando nos referimos al pedido, nos referimos a una factura donde están apuntados los productos a comprar, sin que se haya efectuado todavía el pago y el propio pedido de los productos.</text:p>
          <text:p text:style-name="P14"/>
        </text:list-item>
        <text:list-item>
          <text:p text:style-name="P14"><text:span text:style-name="T8">muestraDeseados():</text:span> Muestra la lista de deseados <text:span text:style-name="T12">del cliente.</text:span></text:p>
          <text:p text:style-name="P14"/>
        </text:list-item>
        <text:list-item>
          <text:p text:style-name="P14"><text:span text:style-name="T8">muestraLinea($conexion, $modeloP, $cantidad, $idLin):</text:span> Muestra un producto, en formato pedido. Se muestran los productos elegidos en formato de factura.</text:p>
          <text:p text:style-name="P14"/>
        </text:list-item>
        <text:list-item>
          <text:p text:style-name="P14"><text:span text:style-name="T8">eliminaLinea($conexion):</text:span> Elimina una linea de un pedido y actualiza el precio de este. </text:p>
          <text:p text:style-name="P14"/>
        </text:list-item>
        <text:list-item>
          <text:p text:style-name="P15"><text:span text:style-name="T9">c</text:span><text:span text:style-name="T8">arrito():</text:span> <text:span text:style-name="T12">Mostramos el contenido del carrito de la compra, el usuario puede realizar la compra de los productos.</text:span></text:p>
          <text:p text:style-name="P15"/>
        </text:list-item>
        <text:list-item>
          <text:p text:style-name="P16"><text:span text:style-name="T8">confirmaStock($conexion, $idPedido):</text:span>Vamos a actualizar las unidades en stock al confirmarse el pedido, queremos ver si hay stock suficiente para ese pedido o futuros.</text:p>
          <text:p text:style-name="P16"/>
        </text:list-item>
        <text:list-item>
          <text:p text:style-name="P16"><text:span text:style-name="T8">confirmaPedido():</text:span> Confirma el pedido <text:span text:style-name="T18">modificando la base de datos de la tienda</text:span>.</text:p>
          <text:p text:style-name="P16"/>
        </text:list-item>
        <text:list-item>
          <text:p text:style-name="P18"><text:span text:style-name="T8">MuestraFactura():</text:span> Muestra la factura de un pedido.</text:p>
          <text:p text:style-name="P18"/>
        </text:list-item>
        <text:list-item>
          <text:p text:style-name="P16"><text:span text:style-name="T8">muestraPedidos():</text:span> Vamos a mostrar todos los pedidos realizados, esto dependerá de si esta conectado un usuario, o el administrador. En caso de que sea un administrador, se mostrarán los pedidos de los distintos clientes. En caso de que sea cliente, los pedidos realizados por el.</text:p>
          <text:p text:style-name="P16"/>
        </text:list-item>
        <text:list-item>
          <text:p text:style-name="P16"><text:span text:style-name="T8">MuestraCuentaCliente():</text:span> Vamos a mostrar los datos de todas las cuentas de los clientes. <text:span text:style-name="T13">Se listan las distintas cuentas clientes registrados en la página.</text:span></text:p>
          <text:p text:style-name="P16"/>
        </text:list-item>
        <text:list-item>
          <text:p text:style-name="P17"><text:span text:style-name="T8">muestraCuentaAdmin():</text:span> También dedicado a la zona de Administración, se listan los usuarios administradores de la página.</text:p>
          <text:p text:style-name="P17"/>
        </text:list-item>
        <text:list-item>
          <text:p text:style-name="P17"><text:span text:style-name="T8">muestraPrincipal():</text:span> Carga la página principal de la página web, se encarga de los productos destacados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9:29:30.441848150</meta:creation-date>
    <dc:date>2017-03-03T18:38:28.471861612</dc:date>
    <meta:editing-duration>PT40M5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58" meta:word-count="737" meta:character-count="4593" meta:non-whitespace-character-count="3937"/>
  </office:meta>
</office:document-meta>
</file>